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E6E31B5D13B4A9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paragraph-properties style:line-height-at-least="0.199cm"/>
      <style:text-properties style:font-name="Arial" fo:font-weight="bold" officeooo:rsid="0014725e" style:font-weight-asian="bold" style:font-weight-complex="bold"/>
    </style:style>
    <style:style style:name="P2" style:family="paragraph" style:parent-style-name="Text_20_body">
      <style:paragraph-properties fo:margin-top="0.101cm" fo:margin-bottom="0.347cm" style:contextual-spacing="false" style:line-height-at-least="0.199cm" fo:text-align="start" style:justify-single-word="false"/>
      <style:text-properties style:font-name="Arial" fo:font-weight="bold" officeooo:rsid="0014725e" officeooo:paragraph-rsid="0014725e" style:font-weight-asian="bold" style:font-weight-complex="bold"/>
    </style:style>
    <style:style style:name="P3" style:family="paragraph" style:parent-style-name="Text_20_body">
      <style:paragraph-properties fo:margin-top="0.101cm" fo:margin-bottom="0.347cm" style:contextual-spacing="false" style:line-height-at-least="0.199cm" fo:text-align="start" style:justify-single-word="false"/>
      <style:text-properties officeooo:paragraph-rsid="0014725e"/>
    </style:style>
    <style:style style:name="P4"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fo:font-weight="bold" officeooo:rsid="001221c7" officeooo:paragraph-rsid="001221c7" style:font-weight-asian="bold" style:font-weight-complex="bold"/>
    </style:style>
    <style:style style:name="P5"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fo:font-weight="bold" officeooo:rsid="001b4408" officeooo:paragraph-rsid="001b4408" style:font-weight-asian="bold" style:font-weight-complex="bold"/>
    </style:style>
    <style:style style:name="P6"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221c7" officeooo:paragraph-rsid="001221c7" style:font-weight-asian="bold" style:font-weight-complex="bold"/>
    </style:style>
    <style:style style:name="P7"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37795" officeooo:paragraph-rsid="00137795" style:font-weight-asian="bold" style:font-weight-complex="bold"/>
    </style:style>
    <style:style style:name="P8"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b4408" officeooo:paragraph-rsid="001b4408" style:font-weight-asian="bold" style:font-weight-complex="bold"/>
    </style:style>
    <style:style style:name="P9" style:family="paragraph" style:parent-style-name="Text_20_body">
      <style:paragraph-properties fo:margin-left="0cm" fo:margin-right="0cm" fo:margin-top="0.101cm" fo:margin-bottom="0.146cm" style:contextual-spacing="false" style:line-height-at-least="0cm" fo:text-align="center" style:justify-single-word="false" fo:text-indent="0cm" style:auto-text-indent="false"/>
      <style:text-properties style:font-name="Arial" fo:font-weight="bold" officeooo:rsid="001221c7" officeooo:paragraph-rsid="001221c7" style:font-weight-asian="bold" style:font-weight-complex="bold"/>
    </style:style>
    <style:style style:name="P10"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221c7" officeooo:paragraph-rsid="001221c7" style:font-weight-asian="bold" style:font-weight-complex="bold"/>
    </style:style>
    <style:style style:name="P11"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221c7" officeooo:paragraph-rsid="00198176" style:font-weight-asian="bold" style:font-weight-complex="bold"/>
    </style:style>
    <style:style style:name="P12"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b4408" officeooo:paragraph-rsid="001221c7" style:font-weight-asian="bold"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text-properties officeooo:rsid="00158deb" officeooo:paragraph-rsid="00178d56"/>
    </style:style>
    <style:style style:name="P16" style:family="paragraph" style:parent-style-name="Heading_20_1">
      <style:text-properties officeooo:rsid="001fe759" officeooo:paragraph-rsid="001fe759"/>
    </style:style>
    <style:style style:name="P17" style:family="paragraph" style:parent-style-name="Heading_20_1">
      <style:text-properties officeooo:rsid="00217401" officeooo:paragraph-rsid="00217401"/>
    </style:style>
    <style:style style:name="P18" style:family="paragraph" style:parent-style-name="Heading_20_1">
      <style:text-properties officeooo:rsid="0022149d" officeooo:paragraph-rsid="0022149d"/>
    </style:style>
    <style:style style:name="P19" style:family="paragraph" style:parent-style-name="Heading_20_2">
      <style:text-properties style:font-name="Arial" officeooo:rsid="001e32d6" officeooo:paragraph-rsid="001e32d6"/>
    </style:style>
    <style:style style:name="P20"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98176" officeooo:paragraph-rsid="00198176" style:font-weight-asian="bold" style:font-weight-complex="bold"/>
    </style:style>
    <style:style style:name="P21" style:family="paragraph" style:parent-style-name="Text_20_body">
      <style:text-properties style:font-name="Arial" officeooo:rsid="001e32d6" officeooo:paragraph-rsid="001e32d6"/>
    </style:style>
    <style:style style:name="P22" style:family="paragraph" style:parent-style-name="Text_20_body">
      <style:text-properties style:font-name="Arial" officeooo:rsid="00217401" officeooo:paragraph-rsid="00217401"/>
    </style:style>
    <style:style style:name="P23" style:family="paragraph" style:parent-style-name="Text_20_body">
      <style:text-properties style:font-name="Arial" officeooo:paragraph-rsid="00217401"/>
    </style:style>
    <style:style style:name="P24" style:family="paragraph" style:parent-style-name="Text_20_body">
      <style:text-properties style:font-name="Arial" officeooo:paragraph-rsid="0022149d"/>
    </style:style>
    <style:style style:name="T1" style:family="text">
      <style:text-properties officeooo:rsid="00137795"/>
    </style:style>
    <style:style style:name="T2" style:family="text">
      <style:text-properties officeooo:rsid="00198176"/>
    </style:style>
    <style:style style:name="T3" style:family="text">
      <style:text-properties officeooo:rsid="001fe759"/>
    </style:style>
    <style:style style:name="T4" style:family="text">
      <style:text-properties officeooo:rsid="0021740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5">INSTITUTO FEDERAL DE CIÊNCIA E TECNOLOGIA </text:p>
      <text:p text:style-name="P5">DO RIO GRANDE DO NORTE</text:p>
      <text:p text:style-name="P4"/>
      <text:p text:style-name="P4"/>
      <text:p text:style-name="P4"/>
      <text:p text:style-name="P4"/>
      <text:p text:style-name="P4"/>
      <text:p text:style-name="P4"/>
      <text:p text:style-name="P6"/>
      <text:p text:style-name="P6">DOCUMENTAÇÃO DA API </text:p>
      <text:p text:style-name="P6">DOCTORS SPECIALTIES </text:p>
      <text:p text:style-name="P9"/>
      <text:p text:style-name="P6">Versão 0.0.<text:span text:style-name="T1">1</text:span></text:p>
      <text:p text:style-name="P6"/>
      <text:p text:style-name="P6"/>
      <text:p text:style-name="P6"/>
      <text:p text:style-name="P6"/>
      <text:p text:style-name="P11">Autor<text:span text:style-name="T2">es</text:span>: </text:p>
      <text:p text:style-name="P11">Isadora de Sena Xavie<text:span text:style-name="T2">r</text:span></text:p>
      <text:p text:style-name="P20">Janiheryson Felipe de Oliveira Martins</text:p>
      <text:p text:style-name="P11">Revisores: </text:p>
      <text:p text:style-name="P11">Prof. Clauber Gomes Bezerra</text:p>
      <text:p text:style-name="P10">Prof. Everton Fagner Costa de Almeida</text:p>
      <text:p text:style-name="P11">Coordenador: </text:p>
      <text:p text:style-name="P11">Prof. Fábio Silva</text:p>
      <text:p text:style-name="P10"/>
      <text:p text:style-name="P10"/>
      <text:p text:style-name="P10"/>
      <text:p text:style-name="P10"/>
      <text:p text:style-name="P10"/>
      <text:p text:style-name="P10"/>
      <text:p text:style-name="P10"/>
      <text:p text:style-name="P10"/>
      <text:p text:style-name="P10"/>
      <text:p text:style-name="P12"/>
      <text:p text:style-name="P7">2021</text:p>
      <text:p text:style-name="P8">Campus Natal – Zona Leste</text:p>
      <text:p text:style-name="Horizontal_20_Line"/>
      <text:p text:style-name="P1"><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3"><text:a xlink:type="simple" xlink:href="#__RefHeading___Toc209_2774411809" text:style-name="Index_20_Link" text:visited-style-name="Index_20_Link">1 – Introdução<text:tab/>3</text:a></text:p>
          <text:p text:style-name="P14"><text:a xlink:type="simple" xlink:href="#__RefHeading___Toc1697_3676178629" text:style-name="Index_20_Link" text:visited-style-name="Index_20_Link">1.2 – Público Alvo<text:tab/>3</text:a></text:p>
          <text:p text:style-name="P13"><text:a xlink:type="simple" xlink:href="#__RefHeading___Toc1699_3676178629" text:style-name="Index_20_Link" text:visited-style-name="Index_20_Link">2 – Técnica utilizada para o levantamento de requisitos<text:tab/>3</text:a></text:p>
          <text:p text:style-name="P13"><text:a xlink:type="simple" xlink:href="#__RefHeading___Toc1701_3676178629" text:style-name="Index_20_Link" text:visited-style-name="Index_20_Link">3 – Cenário Principal<text:tab/>3</text:a></text:p>
          <text:p text:style-name="P13"><text:a xlink:type="simple" xlink:href="#__RefHeading___Toc1703_3676178629" text:style-name="Index_20_Link" text:visited-style-name="Index_20_Link">4 – Especificação dos Requisitos<text:tab/>4</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P15" text:outline-level="1"><text:bookmark-start text:name="__RefHeading___Toc209_2774411809"/>1 – Introdução<text:bookmark-end text:name="__RefHeading___Toc209_2774411809"/></text:h>
      <text:p text:style-name="Horizontal_20_Line"><text:s/></text:p>
      <text:p text:style-name="P21">Proposta da implementação básica de uma API Rest provedora de um webservice de consulta e cadastro de Médicos e suas especialidades.</text:p>
      <text:h text:style-name="P19" text:outline-level="2"><text:bookmark-start text:name="__RefHeading___Toc1697_3676178629"/>1.2 – Público Alvo<text:bookmark-end text:name="__RefHeading___Toc1697_3676178629"/></text:h>
      <text:p text:style-name="Horizontal_20_Line"/>
      <text:p text:style-name="P21">Aplicação destinada para o uso de i<text:span text:style-name="T3">ntegração de produtos e serviços através da comunidade de desenvolvedores.</text:span></text:p>
      <text:h text:style-name="P16" text:outline-level="1"><text:bookmark-start text:name="__RefHeading___Toc1699_3676178629"/>2 – Técnica utilizada para o levantamento de requisitos<text:bookmark-end text:name="__RefHeading___Toc1699_3676178629"/></text:h>
      <text:p text:style-name="Horizontal_20_Line"/>
      <text:p text:style-name="P22">O levantamento dos requisitos exposto neste documento foi realizado através de análise de cenários pelos desenvolvedores Isadora e Janiheryson, considerando suas experiências na área de desenvolvimento web.</text:p>
      <text:p text:style-name="P22">É ideal que este documento seja revisado pelos avaliadores, até a versão final antes do seu desenvolvimento.</text:p>
      <text:h text:style-name="P17" text:outline-level="1"><text:bookmark-start text:name="__RefHeading___Toc1701_3676178629"/>3 – Cenário Principal<text:bookmark-end text:name="__RefHeading___Toc1701_3676178629"/></text:h>
      <text:p text:style-name="Horizontal_20_Line"/>
      <text:p text:style-name="P23">Elabore um projeto, usando Ruby on Rails, de uma API REST provedora de um webservice. Essa API deverá manipular um banco de dados para cadastro de médico em uma clínica. Nesse banco de dados deverão estar cadastrados as seguintes informações referentes a cada médico: </text:p>
      <text:p text:style-name="P23">● Nome completo </text:p>
      <text:p text:style-name="P23">● Email </text:p>
      <text:p text:style-name="P23">● CRM </text:p>
      <text:p text:style-name="P23">● Especialidade </text:p>
      <text:p text:style-name="P24"><text:soft-page-break/>Você poderá utilizar o banco de dados de sua escolha (PostgreSQL, MySQL, sqlite, etc.<text:span text:style-name="T4">)</text:span>. Os dados desse banco devem ser manipulados pela API no formato JSON. Essa API deverá disponibilizar as seguintes funções: </text:p>
      <text:p text:style-name="P24">1. Exibir a lista com os dados de todos os médicos cadastrados</text:p>
      <text:p text:style-name="P24">2. Exibir os dados de um médico específico, a partir do seu id</text:p>
      <text:p text:style-name="P24">3. Cadastrar um novo médico</text:p>
      <text:h text:style-name="P18" text:outline-level="1"><text:bookmark-start text:name="__RefHeading___Toc1703_3676178629"/>4 – Especificação dos Requisitos<text:bookmark-end text:name="__RefHeading___Toc1703_3676178629"/></text:h>
      <text:p text:style-name="Horizontal_20_Lin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008000000084E6E31B5D13B4A9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Bitmap_20_1" style:repeat="repeat"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image-name="Bitmap_20_1"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3T22:54:12.461000000</meta:creation-date>
    <dc:date>2021-11-24T23:28:35.459000000</dc:date>
    <meta:editing-duration>PT27M16S</meta:editing-duration>
    <meta:editing-cycles>5</meta:editing-cycles>
    <meta:generator>LibreOffice/7.0.0.3$Windows_X86_64 LibreOffice_project/8061b3e9204bef6b321a21033174034a5e2ea88e</meta:generator>
    <meta:document-statistic meta:table-count="0" meta:image-count="0" meta:object-count="0" meta:page-count="4" meta:paragraph-count="40" meta:word-count="291" meta:character-count="1847" meta:non-whitespace-character-count="1571"/>
  </office:meta>
</office:document-meta>
</file>